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72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ext-properties fo:font-style="normal" style:font-style-asian="normal" style:font-style-complex="normal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e5" style:family="table-cell" style:parent-style-name="Default">
      <style:text-properties fo:font-size="26pt" style:font-size-asian="26pt" style:font-size-complex="26pt"/>
    </style:style>
    <style:style style:name="ce6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fo:border-bottom="none" fo:border-left="none" fo:border-right="none" fo:border-top="0.002cm solid #000000"/>
    </style:style>
    <style:style style:name="ce8" style:family="table-cell" style:parent-style-name="Default">
      <style:table-cell-properties fo:border-bottom="none" fo:border-left="none" fo:border-right="none" fo:border-top="0.002cm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none"/>
    </style:style>
  </office:automatic-styles>
  <office:body>
    <office:spreadsheet>
      <table:table table:name="Foglio1" table:style-name="ta1" table:print="false">
        <table:table-column table:style-name="co3" table:default-cell-style-name="ce2"/>
        <table:table-column table:style-name="co2" table:number-columns-repeated="14" table:default-cell-style-name="Default"/>
        <table:table-row table:style-name="ro1">
          <table:table-cell table:style-name="Default"/>
          <table:table-cell table:number-columns-repeated="14"/>
        </table:table-row>
        <table:table-row table:style-name="ro2">
          <table:table-cell table:style-name="Default"/>
          <table:table-cell table:number-columns-repeated="4"/>
          <table:table-cell table:style-name="ce5" office:value-type="string">
            <text:p>Analisi dei rischi (stime primarie)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table:style-name="ce1" office:value-type="string">
            <text:p><text:s/>UFP</text:p>
          </table:table-cell>
          <table:table-cell office:value-type="string">
            <text:p>Numero </text:p>
          </table:table-cell>
          <table:table-cell/>
          <table:table-cell office:value-type="string">
            <text:p>Semplice</text:p>
          </table:table-cell>
          <table:table-cell office:value-type="string">
            <text:p>Medio</text:p>
          </table:table-cell>
          <table:table-cell office:value-type="string">
            <text:p>Complesso</text:p>
          </table:table-cell>
          <table:table-cell/>
          <table:table-cell office:value-type="string">
            <text:p>Scelta(1/2/3)</text:p>
          </table:table-cell>
          <table:table-cell table:number-columns-repeated="7"/>
        </table:table-row>
        <table:table-row table:style-name="ro1">
          <table:table-cell office:value-type="string">
            <text:p>Input esterni</text:p>
          </table:table-cell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IF([.H5]=1;[.D5];IF([.H5]=2;[.E5];[.F5]))" office:value-type="float" office:value="3">
            <text:p>3</text:p>
          </table:table-cell>
          <table:table-cell/>
          <table:table-cell table:formula="of:=[.B5]*[.J5]"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Input esterni</text:p>
          </table:table-cell>
          <table:table-cell office:value-type="float" office:value="6">
            <text:p>6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/>
          <table:table-cell table:formula="of:=IF([.H6]=1;[.D6];IF([.H6]=2;[.E6];[.F6]))" office:value-type="float" office:value="4">
            <text:p>4</text:p>
          </table:table-cell>
          <table:table-cell/>
          <table:table-cell table:formula="of:=[.B6]*[.J6]"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Output esterni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IF([.H7]=1;[.D7];IF([.H7]=2;[.E7];[.F7]))" office:value-type="float" office:value="4">
            <text:p>4</text:p>
          </table:table-cell>
          <table:table-cell/>
          <table:table-cell table:formula="of:=[.B7]*[.J7]"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Output esterni</text:p>
          </table:table-cell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office:value-type="float" office:value="2">
            <text:p>2</text:p>
          </table:table-cell>
          <table:table-cell/>
          <table:table-cell table:formula="of:=IF([.H8]=1;[.D8];IF([.H8]=2;[.E8];[.F8]))" office:value-type="float" office:value="5">
            <text:p>5</text:p>
          </table:table-cell>
          <table:table-cell/>
          <table:table-cell table:formula="of:=[.B8]*[.J8]"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Interrogazioni esterne</text:p>
          </table:table-cell>
          <table:table-cell office:value-type="float" office:value="8">
            <text:p>8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IF([.H9]=1;[.D9];IF([.H9]=2;[.E9];[.F9]))" office:value-type="float" office:value="3">
            <text:p>3</text:p>
          </table:table-cell>
          <table:table-cell/>
          <table:table-cell table:formula="of:=[.B9]*[.J9]"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Internal Logical File</text:p>
          </table:table-cell>
          <table:table-cell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IF([.H10]=1;[.D10];IF([.H10]=2;[.E10];[.F10]))" office:value-type="float" office:value="7">
            <text:p>7</text:p>
          </table:table-cell>
          <table:table-cell/>
          <table:table-cell table:formula="of:=[.B10]*[.J10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terfacce Esterne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IF([.H11]=1;[.D11];IF([.H11]=2;[.E11];[.F11]))" office:value-type="float" office:value="5">
            <text:p>5</text:p>
          </table:table-cell>
          <table:table-cell/>
          <table:table-cell table:formula="of:=[.B11]*[.J11]"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ce8" office:value-type="string">
            <text:p>Conteggio totale:</text:p>
          </table:table-cell>
          <table:table-cell table:style-name="ce7"/>
          <table:table-cell table:style-name="ce7" table:formula="of:=SUM([.L6:.L11])" office:value-type="float" office:value="75">
            <text:p>75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  <table:table-cell table:style-name="ce9"/>
          <table:table-cell table:style-name="ce10" table:number-columns-repeated="2"/>
          <table:table-cell table:number-columns-repeated="3"/>
        </table:table-row>
        <table:table-row table:style-name="ro1">
          <table:table-cell table:style-name="ce1" office:value-type="string">
            <text:p>VAF</text:p>
          </table:table-cell>
          <table:table-cell table:number-columns-repeated="7"/>
          <table:table-cell office:value-type="string">
            <text:p>Valutazione (1/5)</text:p>
          </table:table-cell>
          <table:table-cell table:number-columns-repeated="6"/>
        </table:table-row>
        <table:table-row table:style-name="ro1">
          <table:table-cell table:style-name="ce3" office:value-type="string">
            <text:p>Il sistema ha bisogno di operazioni di backup e di ripristino affidabili?</text:p>
          </table:table-cell>
          <table:table-cell table:number-columns-repeated="7"/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È necessario utilizzare comunicazioni specializzate per trasferire informazioni da o verso l'applicazione?</text:p>
          </table:table-cell>
          <table:table-cell table:number-columns-repeated="7"/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Esistono funzioni di elaborazione distribuite?</text:p>
          </table:table-cell>
          <table:table-cell table:number-columns-repeated="7"/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Le prestazioni rappresentano un fattore critico?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Il sistema dovrà funzionare in un ambiente preesistente, pesantemente utilizzato?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Il sistema richiede di inserire on-line dei dati?</text:p>
          </table:table-cell>
          <table:table-cell table:number-columns-repeated="7"/>
          <table:table-cell office:value-type="float" office:value="5">
            <text:p>5</text:p>
          </table:table-cell>
          <table:table-cell table:number-columns-repeated="6"/>
        </table:table-row>
        <table:table-row table:style-name="ro1">
          <table:table-cell office:value-type="string">
            <text:p>Il sistema on-line richiede una transazione di input costituita da più schermate od operazioni?</text:p>
          </table:table-cell>
          <table:table-cell table:number-columns-repeated="7"/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I files IFL vengono aggiornati on-line?</text:p>
          </table:table-cell>
          <table:table-cell table:number-columns-repeated="7"/>
          <table:table-cell office:value-type="float" office:value="5">
            <text:p>5</text:p>
          </table:table-cell>
          <table:table-cell table:number-columns-repeated="6"/>
        </table:table-row>
        <table:table-row table:style-name="ro1">
          <table:table-cell office:value-type="string">
            <text:p>Esistono input/output, file od interrogazioni complesse?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L'elaborazione interna è complessa?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Il codice è progettato per essere riusabile?</text:p>
          </table:table-cell>
          <table:table-cell table:number-columns-repeated="7"/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Nel progetto sono presenti la conversione e l'installazione?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Il progetto è stato concepito per essere installato in più organizzazioni?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4" office:value-type="string">
            <text:p>L'applicazione è progettata per facilitare la modifica e l'usabilità da parte dei clienti?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8"/>
          <table:table-cell table:formula="of:=SUM([.I16:.I29])" office:value-type="float" office:value="26">
            <text:p>26</text:p>
          </table:table-cell>
          <table:table-cell office:value-type="string">
            <text:p>*0,01+0,65=</text:p>
          </table:table-cell>
          <table:table-cell/>
          <table:table-cell table:formula="of:=[.I30]*0.01+0.65" office:value-type="float" office:value="0.91">
            <text:p>0,91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7" table:number-columns-repeated="3"/>
          <table:table-cell table:style-name="ce7" table:formula="of:=[.L30]*[.L12]" office:value-type="float" office:value="68.25">
            <text:p>68,25</text:p>
          </table:table-cell>
          <table:table-cell table:style-name="ce7"/>
          <table:table-cell table:number-columns-repeated="2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table:style-name="Default"/>
          <table:table-cell table:number-columns-repeated="2"/>
          <table:table-cell office:value-type="string">
            <text:p>Media</text:p>
          </table:table-cell>
          <table:table-cell office:value-type="string">
            <text:p>Mediana</text:p>
          </table:table-cell>
          <table:table-cell office:value-type="string">
            <text:p>Minimo</text:p>
          </table:table-cell>
          <table:table-cell/>
          <table:table-cell office:value-type="string">
            <text:p>Scelta(1/2/3)</text:p>
          </table:table-cell>
          <table:table-cell table:number-columns-repeated="7"/>
        </table:table-row>
        <table:table-row table:style-name="ro1">
          <table:table-cell table:style-name="Default" office:value-type="string">
            <text:p>LOC per FP</text:p>
          </table:table-cell>
          <table:table-cell table:number-columns-repeated="2"/>
          <table:table-cell office:value-type="float" office:value="63">
            <text:p>63</text:p>
          </table:table-cell>
          <table:table-cell office:value-type="float" office:value="53">
            <text:p>53</text:p>
          </table:table-cell>
          <table:table-cell office:value-type="float" office:value="77">
            <text:p>77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IF([.$H$34]=1;[.D34];IF([.H34]=2;[.E34];[.F34]))" office:value-type="float" office:value="63">
            <text:p>63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1">
          <table:table-cell office:value-type="string">
            <text:p>(Java)</text:p>
          </table:table-cell>
          <table:table-cell table:number-columns-repeated="8"/>
          <table:table-cell table:style-name="ce8" office:value-type="string">
            <text:p>TOT (LOC):</text:p>
          </table:table-cell>
          <table:table-cell table:style-name="ce7"/>
          <table:table-cell table:style-name="ce7" table:formula="of:=[.L34]*[.L31]" office:value-type="float" office:value="4299.75">
            <text:p>4299,75</text:p>
          </table:table-cell>
          <table:table-cell table:style-name="ce7"/>
          <table:table-cell table:number-columns-repeated="2"/>
        </table:table-row>
        <table:table-row table:style-name="ro1">
          <table:table-cell table:style-name="Default"/>
          <table:table-cell table:number-columns-repeated="8"/>
          <table:table-cell office:value-type="string">
            <text:p>TOT(KLOC):</text:p>
          </table:table-cell>
          <table:table-cell/>
          <table:table-cell table:formula="of:=[.L35]/1000" office:value-type="float" office:value="4.29975">
            <text:p>4,29975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  <table:table-cell table:style-name="ce6" office:value-type="string">
            <text:p>KLOC: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4"/>
          <table:table-cell office:value-type="string">
            <text:p>Walston-Felix</text:p>
          </table:table-cell>
          <table:table-cell table:number-columns-repeated="5"/>
          <table:table-cell table:formula="of:=5.2*[.L36]^0.91" office:value-type="float" office:value="19.6081517959849">
            <text:p>19,608151796</text:p>
          </table:table-cell>
          <table:table-cell/>
          <table:table-cell table:style-name="ce6" office:value-type="string">
            <text:p>MEDIA</text:p>
          </table:table-cell>
          <table:table-cell table:formula="of:=MIN([.L38:.L41])" office:value-type="float" office:value="0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office:value-type="string">
            <text:p>Bailey-Basili</text:p>
          </table:table-cell>
          <table:table-cell table:number-columns-repeated="2"/>
          <table:table-cell office:value-type="string">
            <text:p><text:s/></text:p>
          </table:table-cell>
          <table:table-cell table:number-columns-repeated="2"/>
          <table:table-cell table:formula="of:=5.5+0.7*[.L36]^1.16" office:value-type="float" office:value="9.30095001172251">
            <text:p>9,3009500117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  <table:table-cell office:value-type="string">
            <text:p>Boehm</text:p>
          </table:table-cell>
          <table:table-cell table:number-columns-repeated="5"/>
          <table:table-cell table:formula="of:=3.2*[.L36]^1.05" office:value-type="float" office:value="14.8001236483568">
            <text:p>14,8001236484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  <table:table-cell office:value-type="string">
            <text:p>Doty (KLOC&gt;9)</text:p>
          </table:table-cell>
          <table:table-cell table:number-columns-repeated="5"/>
          <table:table-cell table:formula="of:=IF([.L36]&gt;9;5.288*[.L36]^1.047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table:style-name="Default"/>
          <table:table-cell table:number-columns-repeated="4"/>
          <table:table-cell table:style-name="ce6" office:value-type="string">
            <text:p>FP: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4"/>
          <table:table-cell office:value-type="string">
            <text:p>Kemerer</text:p>
          </table:table-cell>
          <table:table-cell table:number-columns-repeated="5"/>
          <table:table-cell table:formula="of:=-37+0.96*[.L12]" office:value-type="float" office:value="35">
            <text:p>35</text:p>
          </table:table-cell>
          <table:table-cell/>
          <table:table-cell table:style-name="ce6" office:value-type="string">
            <text:p>MEDIA</text:p>
          </table:table-cell>
          <table:table-cell table:formula="of:=AVERAGE([.L44:.L45])" office:value-type="float" office:value="26.2475">
            <text:p>26,2475</text:p>
          </table:table-cell>
        </table:table-row>
        <table:table-row table:style-name="ro1">
          <table:table-cell table:style-name="Default"/>
          <table:table-cell table:number-columns-repeated="4"/>
          <table:table-cell office:value-type="string">
            <text:p>SmallProjectRegression</text:p>
          </table:table-cell>
          <table:table-cell table:number-columns-repeated="5"/>
          <table:table-cell table:formula="of:=-12.88+0.405*[.L12]" office:value-type="float" office:value="17.495">
            <text:p>17,495</text:p>
          </table:table-cell>
          <table:table-cell table:number-columns-repeated="3"/>
        </table:table-row>
        <table:table-row table:style-name="ro1" table:number-rows-repeated="3">
          <table:table-cell table:style-name="Default"/>
          <table:table-cell table:number-columns-repeated="14"/>
        </table:table-row>
        <table:table-row table:style-name="ro1">
          <table:table-cell table:style-name="Default"/>
          <table:table-cell/>
          <table:table-cell office:value-type="string">
            <text:p>m</text:p>
          </table:table-cell>
          <table:table-cell table:number-columns-repeated="12"/>
        </table:table-row>
      </table:table>
      <table:table table:name="Foglio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1">11/03/2012</text:date>, <text:time>12.43.08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3-08T17:31:36</meta:creation-date>
    <meta:editing-duration>PT3H26M34S</meta:editing-duration>
    <meta:editing-cycles>9</meta:editing-cycles>
    <meta:generator>LibreOffice/3.3$Linux LibreOffice_project/330m19$Build-401</meta:generator>
    <meta:initial-creator>giacomo </meta:initial-creator>
    <dc:date>2012-03-11T12:43:08</dc:date>
    <dc:creator>giacomo </dc:creator>
    <meta:document-statistic meta:table-count="3" meta:cell-count="136" meta:object-count="0"/>
  </office:meta>
</office:document-meta>
</file>